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5bda" officeooo:paragraph-rsid="00115bda"/>
    </style:style>
    <style:style style:name="P2" style:family="paragraph" style:parent-style-name="Standard">
      <style:text-properties officeooo:rsid="0012f59c" officeooo:paragraph-rsid="0012f59c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6a3e3e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algorithim I chose is MergeSort. <text:s/>It is stable because we are splitting up the array, and merging them together. Since we are sorting each array seperately and then merging them together the stability increases. </text:p>
      <text:p text:style-name="P1"/>
      <text:p text:style-name="P1">The best case time complexity of this algorithim is 0(NlogN)</text:p>
      <text:p text:style-name="P1"/>
      <text:p text:style-name="P1"/>
      <text:p text:style-name="P1">The worst case time complexity of this algorithim is also 0(NlogN)</text:p>
      <text:p text:style-name="P1"/>
      <text:p text:style-name="P2">This algorithim is stable because it stays consistent with each seperate array therefore making the entire array stable. </text:p>
      <text:p text:style-name="P2"/>
      <text:p text:style-name="P2"><text:span text:style-name="T1"><text:tab/></text:span><text:span text:style-name="T2">for</text:span><text:span text:style-name="T1">(</text:span><text:span text:style-name="T2">int</text:span><text:span text:style-name="T1"> </text:span><text:span text:style-name="T3">i</text:span><text:span text:style-name="T1">=0;</text:span><text:span text:style-name="T3">i</text:span><text:span text:style-name="T1">&lt;</text:span><text:span text:style-name="T3">n1</text:span><text:span text:style-name="T1">;</text:span><text:span text:style-name="T3">i</text:span><text:span text:style-name="T1">++)</text:span></text:p>
      <text:p text:style-name="P3"><text:span text:style-name="T1"><text:tab/><text:tab/><text:tab/></text:span><text:span text:style-name="T3">L</text:span><text:span text:style-name="T1">[</text:span><text:span text:style-name="T3">i</text:span><text:span text:style-name="T1">]=</text:span><text:span text:style-name="T3">ar</text:span><text:span text:style-name="T1">[</text:span><text:span text:style-name="T3">l</text:span><text:span text:style-name="T1">+</text:span><text:span text:style-name="T3">i</text:span><text:span text:style-name="T1">];</text:span></text:p>
      <text:p text:style-name="P3"><text:span text:style-name="T1"><text:tab/><text:tab/></text:span><text:span text:style-name="T2">for</text:span><text:span text:style-name="T1">(</text:span><text:span text:style-name="T2">int</text:span><text:span text:style-name="T1"> </text:span><text:span text:style-name="T3">j</text:span><text:span text:style-name="T1">=0;</text:span><text:span text:style-name="T3">j</text:span><text:span text:style-name="T1">&lt;</text:span><text:span text:style-name="T3">n2</text:span><text:span text:style-name="T1">;</text:span><text:span text:style-name="T3">j</text:span><text:span text:style-name="T1">++)</text:span></text:p>
      <text:p text:style-name="P3"><text:span text:style-name="T1"><text:tab/><text:tab/><text:tab/></text:span><text:span text:style-name="T3">R</text:span><text:span text:style-name="T1">[</text:span><text:span text:style-name="T3">j</text:span><text:span text:style-name="T1">]=</text:span><text:span text:style-name="T3">ar</text:span><text:span text:style-name="T1">[</text:span><text:span text:style-name="T3">j</text:span><text:span text:style-name="T1">+</text:span><text:span text:style-name="T3">m</text:span><text:span text:style-name="T1">+1];</text:span></text:p>
      <text:p text:style-name="P3"><text:span text:style-name="T1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7:22:37.774072511</meta:creation-date>
    <dc:date>2018-11-02T18:03:49.379432779</dc:date>
    <meta:editing-duration>PT41M1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80" meta:character-count="544" meta:non-whitespace-character-count="458"/>
  </office:meta>
</office:document-meta>
</file>